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 ESSENCE" svg:font-family="'AR ESSENCE'" style:font-pitch="variable"/>
    <style:font-face style:name="Alice and the Wicked Monster" svg:font-family="'Alice and the Wicked Monster'" style:font-pitch="variable"/>
    <style:font-face style:name="Big Old Boldy" svg:font-family="'Big Old Boldy'" style:font-pitch="variable"/>
    <style:font-face style:name="CalligraphyFLF" svg:font-family="CalligraphyFLF" style:font-pitch="variable"/>
    <style:font-face style:name="Chinese Rocks Rg" svg:font-family="'Chinese Rocks Rg'" style:font-pitch="variable"/>
    <style:font-face style:name="Komika Axis" svg:font-family="'Komika Axis'" style:font-pitch="variable"/>
    <style:font-face style:name="Kroftsmann" svg:font-family="Kroftsmann" style:font-pitch="variable"/>
    <style:font-face style:name="Marlboro" svg:font-family="Marlboro" style:font-pitch="variable"/>
    <style:font-face style:name="Smallville" svg:font-family="Smallville" style:font-pitch="variable"/>
    <style:font-face style:name="Speciality of Rodrigues" svg:font-family="'Speciality of Rodrigues'" style:font-pitch="variable"/>
    <style:font-face style:name="Urae Nium" svg:font-family="'Urae Nium'" style:font-pitch="variable"/>
    <style:font-face style:name="yorkwhiteletter" svg:font-family="yorkwhiteletter" style:font-pitch="variable"/>
    <style:font-face style:name="Broadway" svg:font-family="Broadway" style:font-family-generic="decorative" style:font-pitch="variable"/>
    <style:font-face style:name="Onyx" svg:font-family="Onyx" style:font-family-generic="decorative" style:font-pitch="variable"/>
    <style:font-face style:name="ANTENNA" svg:font-family="ANTENNA" style:font-family-generic="modern" style:font-pitch="variable"/>
    <style:font-face style:name="Bernard MT Condensed" svg:font-family="'Bernard MT Condensed'" style:font-family-generic="roman" style:font-pitch="variable"/>
    <style:font-face style:name="Bodoni MT Black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Rockwell Condensed" svg:font-family="'Rockwell Condensed'" style:font-family-generic="roman" style:font-pitch="variable"/>
    <style:font-face style:name="Rockwell Extra Bold" svg:font-family="'Rockwell Extra Bold'" style:font-family-generic="roman" style:font-pitch="variable"/>
    <style:font-face style:name="Wide Latin" svg:font-family="'Wide Latin'" style:font-family-generic="roman" style:font-pitch="variable"/>
    <style:font-face style:name="Deftone Stylus" svg:font-family="'Deftone Stylus'" style:font-family-generic="script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Copperplate Gothic Bold" svg:font-family="'Copperplate Gothic Bold'" style:font-family-generic="swiss" style:font-pitch="variable"/>
    <style:font-face style:name="Eras Bold ITC" svg:font-family="'Eras Bold ITC'" style:font-family-generic="swiss" style:font-pitch="variable"/>
    <style:font-face style:name="Gill Sans MT Ext Condensed Bold" svg:font-family="'Gill Sans MT Ext Condensed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omika Axis" fo:font-size="18pt" fo:language="en" fo:country="US" officeooo:rsid="000f808d" officeooo:paragraph-rsid="000f808d" style:font-size-asian="18pt" style:font-size-complex="18pt"/>
    </style:style>
    <style:style style:name="P2" style:family="paragraph" style:parent-style-name="Standard">
      <style:text-properties style:font-name="Marlboro" fo:font-size="10pt" fo:language="en" fo:country="US" officeooo:rsid="000f808d" officeooo:paragraph-rsid="000f808d" style:font-size-asian="10pt" style:font-size-complex="10pt"/>
    </style:style>
    <style:style style:name="T1" style:family="text">
      <style:text-properties fo:language="bg" fo:country="BG"/>
    </style:style>
    <style:style style:name="T2" style:family="text">
      <style:text-properties officeooo:rsid="000fdb58"/>
    </style:style>
    <style:style style:name="T3" style:family="text">
      <style:text-properties style:font-name="Urae Nium"/>
    </style:style>
    <style:style style:name="T4" style:family="text">
      <style:text-properties style:font-name="Urae Nium" officeooo:rsid="0011c4e4"/>
    </style:style>
    <style:style style:name="T5" style:family="text">
      <style:text-properties style:font-name="Marlboro"/>
    </style:style>
    <style:style style:name="T6" style:family="text">
      <style:text-properties style:font-name="CalligraphyFLF"/>
    </style:style>
    <style:style style:name="T7" style:family="text">
      <style:text-properties style:font-name="CalligraphyFLF" fo:language="bg" fo:country="BG"/>
    </style:style>
    <style:style style:name="T8" style:family="text">
      <style:text-properties style:font-name="CalligraphyFLF" officeooo:rsid="000fdb58"/>
    </style:style>
    <style:style style:name="T9" style:family="text">
      <style:text-properties style:font-name="yorkwhiteletter"/>
    </style:style>
    <style:style style:name="T10" style:family="text">
      <style:text-properties style:font-name="yorkwhiteletter" officeooo:rsid="0011c4e4"/>
    </style:style>
    <style:style style:name="T11" style:family="text">
      <style:text-properties officeooo:rsid="0011c4e4"/>
    </style:style>
    <style:style style:name="T12" style:family="text">
      <style:text-properties style:font-name="Arial"/>
    </style:style>
    <style:style style:name="T13" style:family="text">
      <style:text-properties style:font-name="AR ESSENCE" officeooo:rsid="0011c4e4"/>
    </style:style>
    <style:style style:name="T14" style:family="text">
      <style:text-properties style:font-name="Bodoni MT Black" officeooo:rsid="0011c4e4"/>
    </style:style>
    <style:style style:name="T15" style:family="text">
      <style:text-properties style:font-name="Bodoni MT Poster Compressed"/>
    </style:style>
    <style:style style:name="T16" style:family="text">
      <style:text-properties style:font-name="Bodoni MT Poster Compressed" officeooo:rsid="0011c4e4"/>
    </style:style>
    <style:style style:name="T17" style:family="text">
      <style:text-properties style:font-name="Bodoni MT Poster Compressed" fo:language="bg" fo:country="BG"/>
    </style:style>
    <style:style style:name="T18" style:family="text">
      <style:text-properties style:font-name="Bodoni MT Poster Compressed" officeooo:rsid="000fdb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Guru’s</text:p>
      <text:p text:style-name="P2"><text:s text:c="4"/>555-14<text:span text:style-name="T1">5</text:span>-F<text:span text:style-name="T2">LEKS</text:span><text:line-break/> <text:s text:c="4"/><text:span text:style-name="T11">MAINA TOWN</text:span></text:p>
      <text:p text:style-name="P1">Chop Sh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 ESSENCE" svg:font-family="'AR ESSENCE'" style:font-pitch="variable"/>
    <style:font-face style:name="Alice and the Wicked Monster" svg:font-family="'Alice and the Wicked Monster'" style:font-pitch="variable"/>
    <style:font-face style:name="Big Old Boldy" svg:font-family="'Big Old Boldy'" style:font-pitch="variable"/>
    <style:font-face style:name="CalligraphyFLF" svg:font-family="CalligraphyFLF" style:font-pitch="variable"/>
    <style:font-face style:name="Chinese Rocks Rg" svg:font-family="'Chinese Rocks Rg'" style:font-pitch="variable"/>
    <style:font-face style:name="Komika Axis" svg:font-family="'Komika Axis'" style:font-pitch="variable"/>
    <style:font-face style:name="Kroftsmann" svg:font-family="Kroftsmann" style:font-pitch="variable"/>
    <style:font-face style:name="Marlboro" svg:font-family="Marlboro" style:font-pitch="variable"/>
    <style:font-face style:name="Smallville" svg:font-family="Smallville" style:font-pitch="variable"/>
    <style:font-face style:name="Speciality of Rodrigues" svg:font-family="'Speciality of Rodrigues'" style:font-pitch="variable"/>
    <style:font-face style:name="Urae Nium" svg:font-family="'Urae Nium'" style:font-pitch="variable"/>
    <style:font-face style:name="yorkwhiteletter" svg:font-family="yorkwhiteletter" style:font-pitch="variable"/>
    <style:font-face style:name="Broadway" svg:font-family="Broadway" style:font-family-generic="decorative" style:font-pitch="variable"/>
    <style:font-face style:name="Onyx" svg:font-family="Onyx" style:font-family-generic="decorative" style:font-pitch="variable"/>
    <style:font-face style:name="ANTENNA" svg:font-family="ANTENNA" style:font-family-generic="modern" style:font-pitch="variable"/>
    <style:font-face style:name="Bernard MT Condensed" svg:font-family="'Bernard MT Condensed'" style:font-family-generic="roman" style:font-pitch="variable"/>
    <style:font-face style:name="Bodoni MT Black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Rockwell Condensed" svg:font-family="'Rockwell Condensed'" style:font-family-generic="roman" style:font-pitch="variable"/>
    <style:font-face style:name="Rockwell Extra Bold" svg:font-family="'Rockwell Extra Bold'" style:font-family-generic="roman" style:font-pitch="variable"/>
    <style:font-face style:name="Wide Latin" svg:font-family="'Wide Latin'" style:font-family-generic="roman" style:font-pitch="variable"/>
    <style:font-face style:name="Deftone Stylus" svg:font-family="'Deftone Stylus'" style:font-family-generic="script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Copperplate Gothic Bold" svg:font-family="'Copperplate Gothic Bold'" style:font-family-generic="swiss" style:font-pitch="variable"/>
    <style:font-face style:name="Eras Bold ITC" svg:font-family="'Eras Bold ITC'" style:font-family-generic="swiss" style:font-pitch="variable"/>
    <style:font-face style:name="Gill Sans MT Ext Condensed Bold" svg:font-family="'Gill Sans MT Ext Condensed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15:15:40.939000000</dc:date>
    <meta:editing-duration>PT1H59M16S</meta:editing-duration>
    <meta:editing-cycles>3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3" meta:word-count="6" meta:character-count="50" meta:non-whitespace-character-count="36"/>
  </office:meta>
</office:document-meta>
</file>